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新宋体" svg:font-family="新宋体" style:font-family-generic="modern"/>
    <style:font-face style:name="TimesNewRomanPSMT" svg:font-family="TimesNewRomanPSMT" style:font-family-generic="roman"/>
    <style:font-face style:name="arial" svg:font-family="arial, sans-serif" style:font-family-generic="swiss"/>
    <style:font-face style:name="OpenSymbol" svg:font-family="OpenSymbol, 'Arial Unicode MS'" style:font-family-generic="system"/>
    <style:font-face style:name="cnMingliu" svg:font-family="cnMingliu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Mangal" svg:font-family="Mangal" style:font-family-generic="roman" style:font-pitch="variable"/>
    <style:font-face style:name="Palatino" svg:font-family="Palatino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start" style:justify-single-word="false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9pt" style:font-size-asian="9pt" style:font-size-complex="9pt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9pt" style:font-size-asian="9pt" style:font-size-complex="9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Palatino"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ao Te Ching in Traditional Chinese</text:h>
      <text:p text:style-name="P4"/>
      <text:p text:style-name="P3">Chapter 1</text:p>
      <text:p text:style-name="P3">第一章</text:p>
      <text:p text:style-name="P3">1 道可道，非常道。名可名，非常名2 。</text:p>
      <text:p text:style-name="P3">2 無，名天地之始。有，名萬物之母。</text:p>
      <text:p text:style-name="P3">3 故常無，欲以觀其妙。常有，欲以觀其徼。</text:p>
      <text:p text:style-name="P3">4 此兩者同出而異名，同謂之玄。</text:p>
      <text:p text:style-name="P3">5 玄之又玄，眾妙之門。</text:p>
      <text:p text:style-name="P4"/>
      <text:p text:style-name="P3">Chapter 2</text:p>
      <text:p text:style-name="P3">第二章</text:p>
      <text:p text:style-name="P3">1 天下皆知美之為美，斯惡矣。皆知善之為善，斯不善矣。</text:p>
      <text:p text:style-name="P3">2 有無相生，難易相成，長短相形，高下相傾，音聲相和，前後相隨。</text:p>
      <text:p text:style-name="P3">3 是以聖人處無為之事，行不言之教。</text:p>
      <text:p text:style-name="P3">4 萬物作焉而不為始，生而不有，為而不恃，功成而不居。</text:p>
      <text:p text:style-name="P3">5 夫唯不居，是以不去。</text:p>
      <text:p text:style-name="P4"><text:soft-page-break/></text:p>
      <text:p text:style-name="P3">Chapter 3</text:p>
      <text:p text:style-name="P3">第三章</text:p>
      <text:p text:style-name="P3">1 不尚賢，使民不爭。</text:p>
      <text:p text:style-name="P3">2 不貴難得之貨，使民不為盜。</text:p>
      <text:p text:style-name="P3">3 不見可欲，使民心不亂。</text:p>
      <text:p text:style-name="P3">4 是以聖人之治，虛其心，實其腹，弱其志，強其骨。</text:p>
      <text:p text:style-name="P3">5 常使民無知無慾，使夫智者不敢為也。</text:p>
      <text:p text:style-name="P3">6 為無為，則無不治。</text:p>
      <text:p text:style-name="P4"/>
      <text:p text:style-name="P3">Chapter 4</text:p>
      <text:p text:style-name="P3">第四章</text:p>
      <text:p text:style-name="P3">1 道沖而用之，久不盈，淵兮似萬物之宗。</text:p>
      <text:p text:style-name="P3">2 挫其銳，解其紛，和其光，同其塵，湛兮似或存。</text:p>
      <text:p text:style-name="P3">3 吾不知其誰之子，像帝之先3。</text:p>
      <text:p text:style-name="P4"/>
      <text:p text:style-name="P3">Chapter 5</text:p>
      <text:p text:style-name="P3">第五章</text:p>
      <text:p text:style-name="P3">1 天地不仁，以萬物為芻狗。聖人不仁，以百姓為芻狗。</text:p>
      <text:p text:style-name="P3">2 天地之間，其猶橐龠乎？虛而不屈，動而愈出。</text:p>
      <text:p text:style-name="P3">3 多言數窮，不如守中。</text:p>
      <text:p text:style-name="P4"/>
      <text:p text:style-name="P3">Chapter 6</text:p>
      <text:p text:style-name="P3">第六章</text:p>
      <text:p text:style-name="P3"><text:soft-page-break/>1 谷神不死，是謂玄牝。</text:p>
      <text:p text:style-name="P3">2 玄牝之門，是謂天地根。</text:p>
      <text:p text:style-name="P3">3 綿綿若存，用之不勤。</text:p>
      <text:p text:style-name="P4"/>
      <text:p text:style-name="P3">Chapter 7</text:p>
      <text:p text:style-name="P3">第七章</text:p>
      <text:p text:style-name="P3">1 天長地久。天地所以能長且久者，以其不自生，故能長生。</text:p>
      <text:p text:style-name="P3">2 是以聖人後其身而身先，外其身而身存。</text:p>
      <text:p text:style-name="P3">3 非以其無私邪？故能成其私。</text:p>
      <text:p text:style-name="P4"/>
      <text:p text:style-name="P3">Chapter 8</text:p>
      <text:p text:style-name="P3">第八章</text:p>
      <text:p text:style-name="P3">1 上善若水。水善利萬物而不爭。</text:p>
      <text:p text:style-name="P3">2 處眾人之所惡，故幾於道。</text:p>
      <text:p text:style-name="P3">3 居善地，心善淵，與善仁，言善信，政善治，事善能，動善時。</text:p>
      <text:p text:style-name="P3">4 夫唯不爭，故無尤。</text:p>
      <text:p text:style-name="P3"/>
      <text:p text:style-name="P3"/>
      <text:p text:style-name="P4"/>
      <text:p text:style-name="P3">Chapter 9</text:p>
      <text:p text:style-name="P3">第九章</text:p>
      <text:p text:style-name="P3">1 持而盈之，不如其已。</text:p>
      <text:p text:style-name="P3">2 揣而銳之，不可常保。</text:p>
      <text:p text:style-name="P3"><text:soft-page-break/>3 金玉滿堂，莫之能守。</text:p>
      <text:p text:style-name="P3">4 富貴而驕，自遺其咎。</text:p>
      <text:p text:style-name="P3">5 功成名遂身退，天之道。</text:p>
      <text:p text:style-name="P4"/>
      <text:p text:style-name="P3">Chapter 10</text:p>
      <text:p text:style-name="P3">第十章</text:p>
      <text:p text:style-name="P3">1 載營魄抱一，能無離乎？</text:p>
      <text:p text:style-name="P3">2 專氣致柔，能如嬰兒乎？</text:p>
      <text:p text:style-name="P3">3 滌除玄覽，能無疵乎？</text:p>
      <text:p text:style-name="P3">4 愛國治民，能無為乎？</text:p>
      <text:p text:style-name="P3">5 天門開闔，能為雌乎？</text:p>
      <text:p text:style-name="P3">6 明白四達，能無知乎？</text:p>
      <text:p text:style-name="P3">7 生之蓄之，生而不有，為而不恃，長而不宰，是謂玄德。</text:p>
      <text:p text:style-name="P4"/>
      <text:p text:style-name="P3">Chapter 11</text:p>
      <text:p text:style-name="P3">第十一章</text:p>
      <text:p text:style-name="P3">1 三十輻共一轂，當其無，有車之用。</text:p>
      <text:p text:style-name="P3">2 埏埴以為器，當其無，有器之用。</text:p>
      <text:p text:style-name="P3">3 鑿戶牖以為室，當其無，有室之用。</text:p>
      <text:p text:style-name="P3">4 故有之以為利，無之以為用。</text:p>
      <text:p text:style-name="P4"/>
      <text:p text:style-name="P3">Chapter 12</text:p>
      <text:p text:style-name="P3">第十二章</text:p>
      <text:p text:style-name="P3">1 五色令人目盲，五音令人耳聾，五味令人口爽，馳騁<text:soft-page-break/>打獵令人心發狂，難得 之貨令人行妨。</text:p>
      <text:p text:style-name="P3">2 是以聖人之治也，為腹不為目，故去彼取此。</text:p>
      <text:p text:style-name="P4"/>
      <text:p text:style-name="P3">Chapter 13</text:p>
      <text:p text:style-name="P3">第十三章</text:p>
      <text:p text:style-name="P3">1 寵辱若驚，貴大患若身。</text:p>
      <text:p text:style-name="P3">2 何謂寵辱若驚？寵為下，得之若驚，失之若驚，是謂寵辱若驚。</text:p>
      <text:p text:style-name="P3">3 何謂貴大患若身？吾所以有大患者，為吾有身，及吾無身，吾有何患？</text:p>
      <text:p text:style-name="P3">4 故貴以身為天下，若可寄天下。愛以身為天下，若可托天下。</text:p>
      <text:p text:style-name="P4"/>
      <text:p text:style-name="P3">Chapter 14</text:p>
      <text:p text:style-name="P3">第十四章</text:p>
      <text:p text:style-name="P3">1 視之不見名曰夷，聽之不聞名曰希，摶之不得名曰微。</text:p>
      <text:p text:style-name="P3">2 此三者不可致詰4，故混而為一。</text:p>
      <text:p text:style-name="P3">3 其上不　，其下不昧。</text:p>
      <text:p text:style-name="P3">4 繩繩兮不可名，復歸於無物。</text:p>
      <text:p text:style-name="P3">5 是謂無狀之狀，無象之象，是謂惚恍。</text:p>
      <text:p text:style-name="P3">6 迎之不見其首，隨之不見其後。</text:p>
      <text:p text:style-name="P3">7 執古之道，以御今之有，能知古始，是謂道紀。</text:p>
      <text:p text:style-name="P4"/>
      <text:p text:style-name="P3">Chapter 15</text:p>
      <text:p text:style-name="P3">第十五章</text:p>
      <text:p text:style-name="P3"><text:soft-page-break/>1 古之善為道者，微妙玄通，深不可識。夫唯不可識，故強為之容：</text:p>
      <text:p text:style-name="P3">2 豫兮若冬涉川，猶兮若畏四鄰，儼兮其若客，渙兮若冰之釋，敦兮其若樸，曠兮其若谷， 混兮其若濁。</text:p>
      <text:p text:style-name="P3">3 孰能濁以靜之徐清？孰能安以動之徐生？</text:p>
      <text:p text:style-name="P3">4 保此道不欲盈。夫唯不盈，故能敝而新成。</text:p>
      <text:p text:style-name="P4"/>
      <text:p text:style-name="P3">Chapter 16</text:p>
      <text:p text:style-name="P3">第十六章</text:p>
      <text:p text:style-name="P3">1 致虛極，守靜篤。萬物並作，吾以觀其復。</text:p>
      <text:p text:style-name="P3">2 夫物芸芸，各復歸其根。</text:p>
      <text:p text:style-name="P3">3 歸根曰靜。</text:p>
      <text:p text:style-name="P3">4 靜曰覆命。</text:p>
      <text:p text:style-name="P3">5 覆命曰常5，</text:p>
      <text:p text:style-name="P3">6 知常曰明。</text:p>
      <text:p text:style-name="P3">7 不知常，妄作，凶。</text:p>
      <text:p text:style-name="P3">8 知常容，容乃公，</text:p>
      <text:p text:style-name="P3">9 公乃全，全乃天，天乃道，</text:p>
      <text:p text:style-name="P3">10 道乃久，沒身不殆。</text:p>
      <text:p text:style-name="P4"/>
      <text:p text:style-name="P3">Chapter 17</text:p>
      <text:p text:style-name="P3">第十七章</text:p>
      <text:p text:style-name="P3">1 太上，下不知有之。其次，親而譽之。其次，畏之。其次，侮之。</text:p>
      <text:p text:style-name="P3">2 信不足焉，有不信焉。</text:p>
      <text:p text:style-name="P3"><text:soft-page-break/>3 悠兮其貴言，功成事遂，百姓皆謂我自然。</text:p>
      <text:p text:style-name="P4"/>
      <text:p text:style-name="P3">Chapter 18</text:p>
      <text:p text:style-name="P3">第十八章</text:p>
      <text:p text:style-name="P3">1 大道廢，有仁義。</text:p>
      <text:p text:style-name="P3">2 智慧出，有大偽。</text:p>
      <text:p text:style-name="P3">3 六親不和，有孝慈。國家昏亂，有忠臣。</text:p>
      <text:p text:style-name="P4"/>
      <text:p text:style-name="P3">Chapter 19</text:p>
      <text:p text:style-name="P3">第十九章</text:p>
      <text:p text:style-name="P3">1 絕聖棄智，民利百倍。絕仁棄義，民復孝慈。絕巧棄利，盜賊無有。</text:p>
      <text:p text:style-name="P3">2 此三者以為文不足，故令有所屬：見素抱樸。</text:p>
      <text:p text:style-name="P3">3 少私寡慾，絕學無憂。</text:p>
      <text:p text:style-name="P4"/>
      <text:p text:style-name="P3">Chapter 20</text:p>
      <text:p text:style-name="P3">第二十章</text:p>
      <text:p text:style-name="P3">1 唯之與阿，相去幾何？美之與惡，相去若何？人之所畏，不可不畏。</text:p>
      <text:p text:style-name="P3">2 荒兮其未央哉！眾人熙熙，如享太牢，如春登台。</text:p>
      <text:p text:style-name="P3">3 我獨泊兮其未兆，沌沌兮如嬰兒之未孩，　　兮若無所歸。</text:p>
      <text:p text:style-name="P3">4 眾人皆有餘，而我獨若遺。我愚人之心也哉！</text:p>
      <text:p text:style-name="P3">5 俗人昭昭，我獨昏昏。俗人察察，我獨悶悶。</text:p>
      <text:p text:style-name="P3">6 澹兮其若海，　兮若無止。眾人皆有以，而我獨頑且<text:soft-page-break/>鄙。</text:p>
      <text:p text:style-name="P3">7 我獨異於人，而貴食母。</text:p>
      <text:p text:style-name="P4"/>
      <text:p text:style-name="P3">Chapter 21</text:p>
      <text:p text:style-name="P3">第二十一章</text:p>
      <text:p text:style-name="P3">1 孔德之容，惟道是從。</text:p>
      <text:p text:style-name="P3">2 道之為物，惟恍惟惚。惚兮恍兮，其中有象。恍兮惚兮，其中有物。</text:p>
      <text:p text:style-name="P3">3 窈兮冥兮，其中有精。其精甚真，其中有信。</text:p>
      <text:p text:style-name="P3">4 自今及古，其名不去，以閱眾甫。</text:p>
      <text:p text:style-name="P3">5 吾何以知眾甫之狀哉？以此。</text:p>
      <text:p text:style-name="P4"/>
      <text:p text:style-name="P3">Chapter 22</text:p>
      <text:p text:style-name="P3">第二十二章</text:p>
      <text:p text:style-name="P3">1 曲則全，枉則直，窪則盈，敝則新，少則得，多則惑。</text:p>
      <text:p text:style-name="P3">2 是以聖人抱一為天下式6。</text:p>
      <text:p text:style-name="P3">3 不自見故明，不自是故彰，不自伐故有功，不自矜故長。</text:p>
      <text:p text:style-name="P3">4 夫唯不爭，故天下莫能與之爭。</text:p>
      <text:p text:style-name="P3">5 古之所謂曲則全者，豈虛言哉？誠全而歸之。</text:p>
      <text:p text:style-name="P4"/>
      <text:p text:style-name="P3">Chapter 23</text:p>
      <text:p text:style-name="P3">第二十三章</text:p>
      <text:p text:style-name="P3">1 希言，自然。</text:p>
      <text:p text:style-name="P3">2 故飄風不終朝，驟雨不終日。孰為此者？天地。天地<text:soft-page-break/>尚不能久，而況於人乎？</text:p>
      <text:p text:style-name="P3">3 故從事於道者同於道，德者同於德，失者同於失。</text:p>
      <text:p text:style-name="P3">4 同於道者，道亦樂得之。同於德者，德亦樂得之。同於失者，失亦樂得之。</text:p>
      <text:p text:style-name="P3">5 信不足焉，有不信焉。</text:p>
      <text:p text:style-name="P4"/>
      <text:p text:style-name="P3">Chapter 24</text:p>
      <text:p text:style-name="P3">第二十四章</text:p>
      <text:p text:style-name="P3">1 企者不立，跨者不行。</text:p>
      <text:p text:style-name="P3">2 自見者不明，自是者不彰。</text:p>
      <text:p text:style-name="P3">3 自伐者無功，自矜者不長。</text:p>
      <text:p text:style-name="P3">4 其在道也，曰余食贅形。物或惡之，故有道者不處。</text:p>
      <text:p text:style-name="P4"/>
      <text:p text:style-name="P3">Chapter 25</text:p>
      <text:p text:style-name="P3">第二十五章</text:p>
      <text:p text:style-name="P3">1 有物混成，先天地生。</text:p>
      <text:p text:style-name="P3">2 寂兮寥兮，獨立而不改，周行而不殆，</text:p>
      <text:p text:style-name="P3">3 可以為天地母。</text:p>
      <text:p text:style-name="P3">4 吾不知其名，強字之曰道，強為之名曰大。</text:p>
      <text:p text:style-name="P3">5 大曰逝，逝曰遠，遠曰反。</text:p>
      <text:p text:style-name="P3">6 故道大，天大，地大，人亦大。域中有四大，而人居其一焉。</text:p>
      <text:p text:style-name="P3">7 人法地，地法天，天法道，道法自然。</text:p>
      <text:p text:style-name="P3"/>
      <text:p text:style-name="P4"/>
      <text:p text:style-name="P3"><text:soft-page-break/>Chapter 26</text:p>
      <text:p text:style-name="P3">第二十六章</text:p>
      <text:p text:style-name="P3">1 重為輕根，靜為躁君。</text:p>
      <text:p text:style-name="P3">2 是以君子終日行不離輜重。雖有榮觀，燕處超然。</text:p>
      <text:p text:style-name="P3">3 奈何萬乘之主，而以身輕天下。</text:p>
      <text:p text:style-name="P3">4 輕則失根，躁則失君。</text:p>
      <text:p text:style-name="P4"/>
      <text:p text:style-name="P3">Chapter 27</text:p>
      <text:p text:style-name="P3">第二十七章</text:p>
      <text:p text:style-name="P3">1 善行無轍跡，善言無瑕謫，善數不用籌策。</text:p>
      <text:p text:style-name="P3">2 善閉無關楗而不可開，善結無繩約而不可解。</text:p>
      <text:p text:style-name="P3">3 是以聖人常善救人，故無棄人。常善救物，故無棄物。</text:p>
      <text:p text:style-name="P3">4 是謂襲明。</text:p>
      <text:p text:style-name="P3">5 故善人者，不善人之師。不善人者，善人之資。</text:p>
      <text:p text:style-name="P3">6 不貴其師，不愛其資，雖智大迷，是謂要妙。</text:p>
      <text:p text:style-name="P4"/>
      <text:p text:style-name="P3">Chapter 28</text:p>
      <text:p text:style-name="P3">第二十八章</text:p>
      <text:p text:style-name="P3">1 知其雄，守其雌，為天下溪。</text:p>
      <text:p text:style-name="P3">2 為天下溪，常德不離，復歸於嬰兒。</text:p>
      <text:p text:style-name="P3">3 知其白，守其黑，為天下式。</text:p>
      <text:p text:style-name="P3">4 為天下式，常德不忒，復歸於無極。</text:p>
      <text:p text:style-name="P3">5 知其榮，守其辱，為天下谷。</text:p>
      <text:p text:style-name="P3">6 為天下谷，常德乃足，復歸於樸。</text:p>
      <text:p text:style-name="P3"><text:soft-page-break/>7 樸散則為器，聖人用之，則為官長。</text:p>
      <text:p text:style-name="P3">8 故大智不割。</text:p>
      <text:p text:style-name="P4"/>
      <text:p text:style-name="P3">Chapter 29</text:p>
      <text:p text:style-name="P3">第二十九章</text:p>
      <text:p text:style-name="P3">1 將欲取天下而為之，吾見其不得已。</text:p>
      <text:p text:style-name="P3">2 天下神器，不可為也。為者敗之，執者失之。</text:p>
      <text:p text:style-name="P3">3 故物或行或隨，或噓或吹，或強或羸，或載或隳。</text:p>
      <text:p text:style-name="P3">4 是以聖人去甚，去奢，去泰。</text:p>
      <text:p text:style-name="P4"/>
      <text:p text:style-name="P3">Chapter 30</text:p>
      <text:p text:style-name="P3">第三十章</text:p>
      <text:p text:style-name="P3">1 以道作人主者，不以兵強天下。其事好還。</text:p>
      <text:p text:style-name="P3">2 師之所處，荊棘生焉。大軍之後，必有凶年。</text:p>
      <text:p text:style-name="P3">3 善有果而已，不敢以取強。</text:p>
      <text:p text:style-name="P3">4 果而勿矜，果而勿伐，果而勿驕。果而不得已，果而勿強。</text:p>
      <text:p text:style-name="P3">5 物壯則老，是謂不道，不道早已。</text:p>
      <text:p text:style-name="P4"/>
      <text:p text:style-name="P3">Chapter 31</text:p>
      <text:p text:style-name="P3">第三十一章</text:p>
      <text:p text:style-name="P3">1 兵者不祥之器，非君子之器。不得已而用之，恬淡為上，勝而不美。而美 之者，是樂殺人。夫樂殺人者，則不可得志於天下矣。</text:p>
      <text:p text:style-name="P3">2 夫兵者，不祥之器，物或惡之，故有道者不處。君子<text:soft-page-break/>居則貴左，用兵則貴右。吉事尚左， 凶事尚右。偏將軍居左，上將軍居右，言以喪禮處之。殺人之眾，以悲哀泣之，戰勝以喪 禮處之。</text:p>
      <text:p text:style-name="P4"/>
      <text:p text:style-name="P3">Chapter 32</text:p>
      <text:p text:style-name="P3">第三十二章</text:p>
      <text:p text:style-name="P3">1 道常無名。</text:p>
      <text:p text:style-name="P3">2 樸雖小，天下莫能臣。</text:p>
      <text:p text:style-name="P3">3 天地相合，以降甘露，民莫之令而自均。</text:p>
      <text:p text:style-name="P3">4 始制有名，名亦既有，夫亦將知止。知止，可以不殆。</text:p>
      <text:p text:style-name="P3">5 譬道之在天下，猶川谷之於江海。</text:p>
      <text:p text:style-name="P4"/>
      <text:p text:style-name="P3">Chapter 33</text:p>
      <text:p text:style-name="P3">第三十三章</text:p>
      <text:p text:style-name="P3">1 知人者智，自知者明。</text:p>
      <text:p text:style-name="P3">2 勝人者有力，自勝者強。</text:p>
      <text:p text:style-name="P3">3 知足者富。</text:p>
      <text:p text:style-name="P3">4 強行者有志。</text:p>
      <text:p text:style-name="P3">5 不失其所者久。</text:p>
      <text:p text:style-name="P3">6 死而不亡者壽。</text:p>
      <text:p text:style-name="P4"/>
      <text:p text:style-name="P4"/>
      <text:p text:style-name="P3">Chapter 34</text:p>
      <text:p text:style-name="P3">第三十四章</text:p>
      <text:p text:style-name="P3">1 大道泛兮，其可左右。</text:p>
      <text:p text:style-name="P3"><text:soft-page-break/>2 萬物恃之以生而不辭，功成不名有。</text:p>
      <text:p text:style-name="P3">3 愛養萬物而不為主，可名於小；萬物歸焉而不為主，可名為大。</text:p>
      <text:p text:style-name="P3">4 以其終不自為大，故能成其大。</text:p>
      <text:p text:style-name="P4"/>
      <text:p text:style-name="P3">Chapter 35</text:p>
      <text:p text:style-name="P3">第三十五章</text:p>
      <text:p text:style-name="P3">1 執大象，天下往。往而不害，安、平、泰。</text:p>
      <text:p text:style-name="P3">2 樂與餌，過客止。</text:p>
      <text:p text:style-name="P3">3 道之出口，淡乎其無味，視之不足見，聽之不足聞，用之不足既。</text:p>
      <text:p text:style-name="P4"/>
      <text:p text:style-name="P3">Chapter 36</text:p>
      <text:p text:style-name="P3">第三十六章</text:p>
      <text:p text:style-name="P3">1 將欲歙之，必故張之。將欲弱之，必故強之。將欲廢之，必故興之。將 欲取之，必故與之。是謂微明。</text:p>
      <text:p text:style-name="P3">2 柔弱勝剛強。</text:p>
      <text:p text:style-name="P3">3 魚不可脫於淵，國之利器不可以示人。</text:p>
      <text:p text:style-name="P4"/>
      <text:p text:style-name="P3">Chapter 37</text:p>
      <text:p text:style-name="P3">第三十七章</text:p>
      <text:p text:style-name="P3">1 道常無為而無不為。 </text:p>
      <text:p text:style-name="P3">2侯王若能守之，萬物將自化。 </text:p>
      <text:p text:style-name="P3">3化而欲作，吾將鎮之以無名之樸。無名之樸，夫亦將無慾。 </text:p>
      <text:p text:style-name="P3"><text:soft-page-break/>4不欲以靜，天下將自定。</text:p>
      <text:p text:style-name="P4"/>
      <text:p text:style-name="P3">Chapter 38</text:p>
      <text:p text:style-name="P3">第三十八章</text:p>
      <text:p text:style-name="P3">1 上德不德，是以有德；下德不失德，是以無德。</text:p>
      <text:p text:style-name="P3">2 上德無為而無以為；下德無為而有以為。</text:p>
      <text:p text:style-name="P3">3 上仁為之而無以為；上義為之而有以為。</text:p>
      <text:p text:style-name="P3">4 上禮為之而莫之應，則攘臂而扔之。</text:p>
      <text:p text:style-name="P3">5 故失道而後德，失德而後仁，失仁而後義，失義而後禮。夫禮者，忠信之薄，而亂之首。</text:p>
      <text:p text:style-name="P3">6 前識者，道之華，而愚之始。是以大丈夫處其厚，不居其薄；處其實，不居其華。故去彼 取此。</text:p>
      <text:p text:style-name="P4"/>
      <text:p text:style-name="P3">Chapter 39</text:p>
      <text:p text:style-name="P3">第三十九章</text:p>
      <text:p text:style-name="P3">1 昔之得，一者。</text:p>
      <text:p text:style-name="P3">2 天得一以清，地得一以寧，神得一以靈，谷得一以盈，萬物得一以生，侯王得一以為天下 貞。</text:p>
      <text:p text:style-name="P3">3 其致之也，謂天無以清，將恐裂；地無以寧，將恐廢；神無以靈，將恐歇；谷無以盈，將 恐竭；萬物無以生，將恐滅；侯王無以正，將恐蹶。 4 故貴以賤為本，高以下為基。是以侯王自稱孤、寡、不谷。此非以賤為本邪？非乎？故致 譽無譽。</text:p>
      <text:p text:style-name="P3">5 是故不欲　　如玉，珞珞如石。</text:p>
      <text:p text:style-name="P4"/>
      <text:p text:style-name="P3">Chapter 40</text:p>
      <text:p text:style-name="P3"><text:soft-page-break/>第四十章</text:p>
      <text:p text:style-name="P3">1 反者道之動7，弱者道之用。</text:p>
      <text:p text:style-name="P3">2 天下萬物生於有，有生於無。</text:p>
      <text:p text:style-name="P4"/>
      <text:p text:style-name="P3">Chapter 41</text:p>
      <text:p text:style-name="P3">第四十一章</text:p>
      <text:p text:style-name="P3">1 上士聞道，勤而行之。中士聞道，若存若亡。下士聞道，大笑之。不笑 不足以為道。</text:p>
      <text:p text:style-name="P3">2 故建言有之：明道若昧，進道若退，夷道若類，</text:p>
      <text:p text:style-name="P3">3 上德若谷，大白若辱，</text:p>
      <text:p text:style-name="P3">4 廣德若不足，建德若偷，質真若渝， 5 大方無隅，大器晚成，</text:p>
      <text:p text:style-name="P3">6 大音希聲，大象無形。</text:p>
      <text:p text:style-name="P3">7 道隱無名。夫唯道，善貸且成。</text:p>
      <text:p text:style-name="P4"/>
      <text:p text:style-name="P3">Chapter 42</text:p>
      <text:p text:style-name="P3">第四十二章</text:p>
      <text:p text:style-name="P3">1 道生一，一生二，二生三，三生萬物8。</text:p>
      <text:p text:style-name="P3">2 萬物負陰而抱陽，沖氣以為和9。</text:p>
      <text:p text:style-name="P3">3 人之所惡，唯孤、寡、不谷，而王公以為稱。</text:p>
      <text:p text:style-name="P3">4 故物或損之而益，或益之而損。</text:p>
      <text:p text:style-name="P3">5 人之所教，我亦教之：強梁者不得其死，吾將以為教父。</text:p>
      <text:p text:style-name="P4"/>
      <text:p text:style-name="P3">Chapter 43</text:p>
      <text:p text:style-name="P3"><text:soft-page-break/>第四十三章</text:p>
      <text:p text:style-name="P3">1 天下之至柔，馳騁天下之至堅。無有入無間。</text:p>
      <text:p text:style-name="P3">2 吾是以知無為之有益。</text:p>
      <text:p text:style-name="P3">3 不言之教，無為之益，天下希及之。</text:p>
      <text:p text:style-name="P4"/>
      <text:p text:style-name="P3">Chapter 44</text:p>
      <text:p text:style-name="P3">第四十四章</text:p>
      <text:p text:style-name="P3">1 名與身孰親？身與貨孰多？得與亡孰病？</text:p>
      <text:p text:style-name="P3">2 甚愛必大費；多藏必厚亡。</text:p>
      <text:p text:style-name="P3">3 故知足不辱，知止不殆，可以長久。</text:p>
      <text:p text:style-name="P4"/>
      <text:p text:style-name="P3">Chapter 45</text:p>
      <text:p text:style-name="P3">第四十五章</text:p>
      <text:p text:style-name="P3">1 大成若缺，其用不弊。大盈若沖，其用不窮。</text:p>
      <text:p text:style-name="P3">2 大直若屈，大巧若拙，大辯若訥。</text:p>
      <text:p text:style-name="P3">3 靜勝躁，寒勝熱。清靜，為天下正。</text:p>
      <text:p text:style-name="P4"/>
      <text:p text:style-name="P3">Chapter 46</text:p>
      <text:p text:style-name="P3">第四十六章</text:p>
      <text:p text:style-name="P3">1 天下有道，卻走馬以糞。天下無道，戎馬生於郊。</text:p>
      <text:p text:style-name="P3">2 禍莫大於不知足，咎莫大於欲得。故知足之足，常足矣。</text:p>
      <text:p text:style-name="P4"/>
      <text:p text:style-name="P3">Chapter 47</text:p>
      <text:p text:style-name="P3">第四十七章</text:p>
      <text:p text:style-name="P3"><text:soft-page-break/>1 不出戶，知天下。不窺牖，見天道。其出彌遠，其知彌少。</text:p>
      <text:p text:style-name="P3">2 是以聖人不行而知，不見而明，不為而成。</text:p>
      <text:p text:style-name="P4"/>
      <text:p text:style-name="P3">Chapter 48</text:p>
      <text:p text:style-name="P3">第四十八章</text:p>
      <text:p text:style-name="P3">1 為學日益，為道日損。損之又損，以至於無為。</text:p>
      <text:p text:style-name="P3">2 無為而無不為。</text:p>
      <text:p text:style-name="P3">3 取天下常以無事，及其有事，不足以取天下。</text:p>
      <text:p text:style-name="P4"/>
      <text:p text:style-name="P3">Chapter 49</text:p>
      <text:p text:style-name="P3">第四十九章</text:p>
      <text:p text:style-name="P3">1 聖人無常心10，以百姓心為心。</text:p>
      <text:p text:style-name="P3">2 善者吾善之，不善者吾亦善之，德善。</text:p>
      <text:p text:style-name="P3">3 信者吾信之，不信者吾亦信之，德信。</text:p>
      <text:p text:style-name="P3">4 聖人在天下，歙歙焉11為天下渾其心，百姓皆注其耳目，聖人皆孩之。</text:p>
      <text:p text:style-name="P4"/>
      <text:p text:style-name="P3">Chapter 50</text:p>
      <text:p text:style-name="P3">第五十章</text:p>
      <text:p text:style-name="P3">1 出生入死。生之徒十有三，死之徒十有三。人之生，動之於死地，亦十有 三12。</text:p>
      <text:p text:style-name="P3">2 夫何故？以其生生之厚。</text:p>
      <text:p text:style-name="P3">3 蓋聞善攝生者，路行不遇兕虎，入軍不被甲兵，兕無所投其角，虎無所用其爪，兵無所容 其刃。</text:p>
      <text:p text:style-name="P3"><text:soft-page-break/>4 夫何故？以其無死地。</text:p>
      <text:p text:style-name="P4"/>
      <text:p text:style-name="P3">Chapter 51</text:p>
      <text:p text:style-name="P3">第五十一章</text:p>
      <text:p text:style-name="P3">1 道生之，德13蓄之，物形之，勢成之。</text:p>
      <text:p text:style-name="P3">2 是以萬物莫不尊道而貴德。</text:p>
      <text:p text:style-name="P3">3 道之尊，德之貴，夫莫之命而常自然。</text:p>
      <text:p text:style-name="P3">4 故道生之，德畜之，長之育之，亭之毒之，養之覆之。生而不有，為而不恃，長而不宰， 是謂玄德。</text:p>
      <text:p text:style-name="P4"/>
      <text:p text:style-name="P3">Chapter 52</text:p>
      <text:p text:style-name="P3">第五十二章</text:p>
      <text:p text:style-name="P3">1 天下有始，以為天下母。</text:p>
      <text:p text:style-name="P3">2 既得其母，以知其子。</text:p>
      <text:p text:style-name="P3">3 既知其子，復守其母，沒身不殆。</text:p>
      <text:p text:style-name="P3">4 塞其兌，閉其門，終身不勤。開其兌，濟其事，終身不救。</text:p>
      <text:p text:style-name="P3">5 見小曰明，守柔曰強。</text:p>
      <text:p text:style-name="P3">6 用其光，復歸其明，無遺身殃，是為襲常。</text:p>
      <text:p text:style-name="P3"/>
      <text:p text:style-name="P4"/>
      <text:p text:style-name="P3">Chapter 53</text:p>
      <text:p text:style-name="P3">第五十三章</text:p>
      <text:p text:style-name="P3">1 使我介然有知，行於大道，唯施是畏。</text:p>
      <text:p text:style-name="P3">2 大道甚夷，而人好徑。</text:p>
      <text:p text:style-name="P3"><text:soft-page-break/>3 朝甚除，田甚蕪，倉甚虛。服文采，帶利劍，厭飲食，財貨有餘，是為盜誇。非道也哉！</text:p>
      <text:p text:style-name="P4"/>
      <text:p text:style-name="P3">Chapter 54</text:p>
      <text:p text:style-name="P3">第五十四章</text:p>
      <text:p text:style-name="P3">1 善建者不拔，善抱者不脫。</text:p>
      <text:p text:style-name="P3">2 子孫以祭祀不輟。</text:p>
      <text:p text:style-name="P3">3 修之於身，其德乃真。修之於家，其德乃余。修之於鄉，其德乃長。修之於邦，其德乃 豐。修之於天下，其德乃普。</text:p>
      <text:p text:style-name="P3">4 故以身觀身，以家觀家，以鄉觀鄉，以邦觀邦，以天下觀天下。吾何以知天下然哉？以 此。</text:p>
      <text:p text:style-name="P4"/>
      <text:p text:style-name="P3">Chapter 55</text:p>
      <text:p text:style-name="P3">第五十五章</text:p>
      <text:p text:style-name="P3">1 含德之厚，比於赤子。</text:p>
      <text:p text:style-name="P3">2 毒蟲不螫，猛獸不據，攫鳥不搏。骨弱筋柔而握固。未知牝牡之合而□作。精之至也。終 日號而不嗄，和之至也。</text:p>
      <text:p text:style-name="P3">3 知和曰常，知常曰明。</text:p>
      <text:p text:style-name="P3">4 益生曰祥，心使氣曰強。</text:p>
      <text:p text:style-name="P3">5 物壯則老，謂之不道。不道早已。</text:p>
      <text:p text:style-name="P4"/>
      <text:p text:style-name="P3">Chapter 56</text:p>
      <text:p text:style-name="P3">第五十六章</text:p>
      <text:p text:style-name="P3">1 知者不言，言者不知。</text:p>
      <text:p text:style-name="P3"><text:soft-page-break/>2 塞其兌，閉其門，挫其銳，解其紛，和其光，同其塵，是謂玄同。</text:p>
      <text:p text:style-name="P3">3 故不可得而親，不可得而疏，不可得而利，不可得而害，不可得而貴，不可得而賤。故為 天下貴。</text:p>
      <text:p text:style-name="P4"/>
      <text:p text:style-name="P3">Chapter 57</text:p>
      <text:p text:style-name="P3">第五十七章</text:p>
      <text:p text:style-name="P3">1 以正治國，以奇用兵，以無事取天下。吾何以知其然哉？以此：</text:p>
      <text:p text:style-name="P3">2 天下多忌諱，而民彌貧。民多利器，國家滋昏。人多伎巧，奇物滋起。法令滋彰，盜賊多 有。</text:p>
      <text:p text:style-name="P3">3 故聖人云：我無為而民自化，我好靜而民自正，我無事而民自富，我無慾而民自樸。</text:p>
      <text:p text:style-name="P4"/>
      <text:p text:style-name="P3">Chapter 58</text:p>
      <text:p text:style-name="P3">第五十八章</text:p>
      <text:p text:style-name="P3">1 其政悶悶，其民淳淳。其政察察，其民缺缺。</text:p>
      <text:p text:style-name="P3">2 禍兮福之所倚，福兮禍之所伏。孰知其極？</text:p>
      <text:p text:style-name="P3">3 正復為奇，善復為妖。人之迷，其日固久。</text:p>
      <text:p text:style-name="P3">4 是以聖人方而不割，廉而不劌，直而不肆，光而不耀。</text:p>
      <text:p text:style-name="P4"/>
      <text:p text:style-name="P3">Chapter 59</text:p>
      <text:p text:style-name="P3">第五十九章</text:p>
      <text:p text:style-name="P3">1 治人事天，莫若嗇。</text:p>
      <text:p text:style-name="P3">2 夫為嗇，是謂早服。</text:p>
      <text:p text:style-name="P3">3 早服，謂之重積德。</text:p>
      <text:p text:style-name="P3"><text:soft-page-break/>4 重積德，則無不克。</text:p>
      <text:p text:style-name="P3">5 無不克，則莫知其極。</text:p>
      <text:p text:style-name="P3">6 莫知其極，可以有國。</text:p>
      <text:p text:style-name="P3">7 有國之母，可以長久。</text:p>
      <text:p text:style-name="P3">8 是謂深根固柢，長生久視之道。</text:p>
      <text:p text:style-name="P4"/>
      <text:p text:style-name="P3">Chapter 60</text:p>
      <text:p text:style-name="P3">第六十章</text:p>
      <text:p text:style-name="P3">1 治大國，若烹小鮮。</text:p>
      <text:p text:style-name="P3">2 以道蒞天下，其鬼不神。</text:p>
      <text:p text:style-name="P3">3 非其鬼不神，其神不傷人。</text:p>
      <text:p text:style-name="P3">4 非其神不傷人，聖人亦不傷人。</text:p>
      <text:p text:style-name="P3">5 夫兩不相傷，故德交歸焉。</text:p>
      <text:p text:style-name="P4"/>
      <text:p text:style-name="P3">Chapter 61</text:p>
      <text:p text:style-name="P3">第六十一章</text:p>
      <text:p text:style-name="P3">1 大國者若下流，天下之交，天下之牝。</text:p>
      <text:p text:style-name="P3">2 牝常以靜勝牡，以靜為下。</text:p>
      <text:p text:style-name="P3">3 故大國以下小國，則取小國。小國以下大國，則取大國。故或下以取，或下而取。大國不 過欲兼蓄人，小國不過欲入事人。夫兩者各得其所欲，大者宜為下。</text:p>
      <text:p text:style-name="P4"/>
      <text:p text:style-name="P3">Chapter 62</text:p>
      <text:p text:style-name="P3">第六十二章</text:p>
      <text:p text:style-name="P3">1 道者，萬物之奧14&gt;。善人之寶，不善人之所保15。</text:p>
      <text:p text:style-name="P3"><text:soft-page-break/>2 美言可以市尊，美行可以加人，人之不善，何棄之有？</text:p>
      <text:p text:style-name="P3">3 故立天子，置三公，雖有拱璧，以先駟馬，不如坐進此道。</text:p>
      <text:p text:style-name="P3">4 古之所以貴此道者何？不曰有求以得，有罪以免邪？故為天下貴。</text:p>
      <text:p text:style-name="P4"/>
      <text:p text:style-name="P3">Chapter 63</text:p>
      <text:p text:style-name="P3">第六十三章</text:p>
      <text:p text:style-name="P3">1 為無為，事無事，味無味。</text:p>
      <text:p text:style-name="P3">2 大小多少，抱怨以德。</text:p>
      <text:p text:style-name="P3">3 圖難於其易，為大於其細。天下難事，必作於易，天下大事，必作於細。</text:p>
      <text:p text:style-name="P3">4 是以聖人終不為大，故能成其大。</text:p>
      <text:p text:style-name="P3">5 夫輕諾必寡信，多易必多難。</text:p>
      <text:p text:style-name="P3">6 是以聖人猶難之，故終無難矣。</text:p>
      <text:p text:style-name="P4"/>
      <text:p text:style-name="P3">Chapter 64</text:p>
      <text:p text:style-name="P3">第六十四章</text:p>
      <text:p text:style-name="P3">1 其安易持，其未兆易謀。其脆易泮，其微易散。為之於未有，治之於未 亂。</text:p>
      <text:p text:style-name="P3">2 合抱之木，生於毫末；九層之台，起於累土；千里之行，始於足下。</text:p>
      <text:p text:style-name="P3">3 為者敗之，執者失之。是以聖人無為故無敗，無執故無失。</text:p>
      <text:p text:style-name="P3">4 民之從事，常於幾成而敗之。慎終如始，則無敗事。</text:p>
      <text:p text:style-name="P3">5 是以聖人欲不欲，不貴難得之貨；學不學，復眾人之<text:soft-page-break/>所過。以輔萬物之自然，而不敢為。</text:p>
      <text:p text:style-name="P4"/>
      <text:p text:style-name="P3">Chapter 65</text:p>
      <text:p text:style-name="P3">第六十五章</text:p>
      <text:p text:style-name="P3">1 古之善為道者，非以明民，將以愚之。</text:p>
      <text:p text:style-name="P3">2 民之難治，以其智多。故以智治國，國之賊；不以智治國，國之福。</text:p>
      <text:p text:style-name="P3">3 知此兩者亦稽式。常知稽式，是謂玄德。</text:p>
      <text:p text:style-name="P3">4 玄德深矣，遠矣，與物反矣，然後乃至大順。</text:p>
      <text:p text:style-name="P4"/>
      <text:p text:style-name="P3">Chapter 66</text:p>
      <text:p text:style-name="P3">第六十六章</text:p>
      <text:p text:style-name="P3">1 江海所以能為百谷王者，以其善下之，故能為百谷王。</text:p>
      <text:p text:style-name="P3">2 是以欲上民，必以言下之；欲先民，必以身後之。</text:p>
      <text:p text:style-name="P3">3 是以聖人處上而民不重，處前而民不害。是以天下樂推而不厭。</text:p>
      <text:p text:style-name="P3">4 以其不爭，故天下莫能與之爭。</text:p>
      <text:p text:style-name="P4"/>
      <text:p text:style-name="P3">Chapter 67</text:p>
      <text:p text:style-name="P3">第六十七章</text:p>
      <text:p text:style-name="P3">1 天下皆謂我道大，似不肖。夫唯大，故似不肖。若肖，久矣其細也夫。</text:p>
      <text:p text:style-name="P3">2 我有三寶，持而保之。一曰慈，二曰儉，三曰不敢為天下先。</text:p>
      <text:p text:style-name="P3">3 慈故能勇，儉故能廣，不敢為天下先，故能成器長。</text:p>
      <text:p text:style-name="P3"><text:soft-page-break/>4 今捨慈且勇，捨儉且廣，捨後且先，死矣。</text:p>
      <text:p text:style-name="P3">5 夫慈，以戰則勝，以守則固。天將救之，以慈衛之。</text:p>
      <text:p text:style-name="P4"/>
      <text:p text:style-name="P3">Chapter 68</text:p>
      <text:p text:style-name="P3">第六十八章</text:p>
      <text:p text:style-name="P3">1 善為士者不武，善戰者不怒。善勝敵者不與，善用人者為之下。</text:p>
      <text:p text:style-name="P3">2 是謂不爭之德，是謂用人之力，是謂配天，古之極。</text:p>
      <text:p text:style-name="P4"/>
      <text:p text:style-name="P3">Chapter 69</text:p>
      <text:p text:style-name="P3">第六十九章</text:p>
      <text:p text:style-name="P3">1 用兵有言：「吾不敢為主而為客，不敢進寸而退尺。」是謂行無行，攘 無臂，執無兵，扔無敵。</text:p>
      <text:p text:style-name="P3">2 禍莫大於輕敵，輕敵幾喪吾寶。</text:p>
      <text:p text:style-name="P3">3 故抗兵相若，哀者勝矣。</text:p>
      <text:p text:style-name="P4"/>
      <text:p text:style-name="P3">Chapter 70</text:p>
      <text:p text:style-name="P3">第七十章</text:p>
      <text:p text:style-name="P3">1 吾言甚易知，甚易行。天下莫能知，莫能行。</text:p>
      <text:p text:style-name="P3">2 言有宗，事有君。夫唯有知，是以不我知。</text:p>
      <text:p text:style-name="P3">3 知我者希，則我者貴。</text:p>
      <text:p text:style-name="P3">4 是以聖人被褐而懷玉。</text:p>
      <text:p text:style-name="P4"/>
      <text:p text:style-name="P3">Chapter 71</text:p>
      <text:p text:style-name="P3">第七十一章</text:p>
      <text:p text:style-name="P3"><text:soft-page-break/>1 知不知，上。不知知，病。</text:p>
      <text:p text:style-name="P3">2 夫唯病病，是以不病。</text:p>
      <text:p text:style-name="P3">3 聖人不病，以其病病，是以不病。</text:p>
      <text:p text:style-name="P4"/>
      <text:p text:style-name="P3">Chapter 72</text:p>
      <text:p text:style-name="P3">第七十二章</text:p>
      <text:p text:style-name="P3">1 民不畏威，則大威至。</text:p>
      <text:p text:style-name="P3">2 無狎其所居，無厭其所生。夫唯不厭，是以不厭。</text:p>
      <text:p text:style-name="P3">3 是以聖人自知不自見，自愛不自貴。故去彼取此。</text:p>
      <text:p text:style-name="P3"/>
      <text:p text:style-name="P4"/>
      <text:p text:style-name="P3">Chapter 73</text:p>
      <text:p text:style-name="P3">第七十三章</text:p>
      <text:p text:style-name="P3">1 勇於敢則殺，勇於不敢則活。此兩者，或利或害。</text:p>
      <text:p text:style-name="P3">2 天之所惡，孰知其故？</text:p>
      <text:p text:style-name="P3">3 天之道，不爭而善勝，不言而善應，不召而自來，　然而善謀。</text:p>
      <text:p text:style-name="P3">4 天網恢恢，疏而不失。</text:p>
      <text:p text:style-name="P4"/>
      <text:p text:style-name="P3">Chapter 74</text:p>
      <text:p text:style-name="P3">第七十四章</text:p>
      <text:p text:style-name="P3">1 民不畏死，奈何以死懼之？</text:p>
      <text:p text:style-name="P3">2 若使民常畏死，而為奇者，吾得執而殺之，孰敢？</text:p>
      <text:p text:style-name="P3">3 常有司殺者殺，夫代司殺者殺，是謂代大匠斬。夫代大匠斬者，希有不傷其手矣。</text:p>
      <text:p text:style-name="P4"><text:soft-page-break/></text:p>
      <text:p text:style-name="P3">Chapter 75</text:p>
      <text:p text:style-name="P3">第七十五章</text:p>
      <text:p text:style-name="P3">1 民之饑，以其上食稅之多，是以饑。</text:p>
      <text:p text:style-name="P3">2 民之難治，以其上之有為，是以難治。</text:p>
      <text:p text:style-name="P3">3 民之輕死，以其求生之厚，是以輕死。</text:p>
      <text:p text:style-name="P3">4 夫唯無以生為者，是賢於貴生。</text:p>
      <text:p text:style-name="P4"/>
      <text:p text:style-name="P3">Chapter 76</text:p>
      <text:p text:style-name="P3">第七十六章</text:p>
      <text:p text:style-name="P3">1 人之生也柔弱，其死也堅強。</text:p>
      <text:p text:style-name="P3">2 草木之生也柔脆，其死也枯槁。</text:p>
      <text:p text:style-name="P3">3 故堅強者死之徒，柔弱者生之徒。</text:p>
      <text:p text:style-name="P3">4 是以兵強則滅，木強則折。</text:p>
      <text:p text:style-name="P3">5 強大處下，柔弱處上。</text:p>
      <text:p text:style-name="P4"/>
      <text:p text:style-name="P3">Chapter 77</text:p>
      <text:p text:style-name="P3">第七十七章</text:p>
      <text:p text:style-name="P3">1 天之道，其猶張弓歟？高者抑之，下者舉之，有餘者損之，不足者補 之。</text:p>
      <text:p text:style-name="P3">2 天之道，損有餘而補不足。人之道則不然，損不足以奉有餘。</text:p>
      <text:p text:style-name="P3">3 孰能有餘以奉天下？唯有道者。</text:p>
      <text:p text:style-name="P3">4 是以聖人為而不恃，功成而不處，其不欲見賢。</text:p>
      <text:p text:style-name="P4"/>
      <text:p text:style-name="P3"><text:soft-page-break/>Chapter 78</text:p>
      <text:p text:style-name="P3">第七十八章</text:p>
      <text:p text:style-name="P3">1 天下莫柔弱於水，而攻堅強者莫之能勝，以其無以易之。</text:p>
      <text:p text:style-name="P3">2 弱之勝強，柔之勝剛，天下莫不知，莫能行。</text:p>
      <text:p text:style-name="P3">3 是以聖人云：受國之垢，是謂社稷主；受國不祥，是為天下王16。</text:p>
      <text:p text:style-name="P3">4 正言若反。</text:p>
      <text:p text:style-name="P4"/>
      <text:p text:style-name="P3">Chapter 79</text:p>
      <text:p text:style-name="P3">第七十九章</text:p>
      <text:p text:style-name="P3">1 和大怨，必有餘怨，安可以為善？</text:p>
      <text:p text:style-name="P3">2 是以聖人執左契，而不責於人。有德司契，無德司徹17。</text:p>
      <text:p text:style-name="P3">3 天道無親，常與善人。</text:p>
      <text:p text:style-name="P4"/>
      <text:p text:style-name="P3">Chapter 80</text:p>
      <text:p text:style-name="P3">第八十章</text:p>
      <text:p text:style-name="P3">1 小國寡民。使有什伯之器而不用，使民重死而不遠徙。雖有舟輿，無所乘 之，雖有甲兵，無所陳之。</text:p>
      <text:p text:style-name="P3">2 使民復結繩而用之，甘其食，美其服，安其居，樂其俗。鄰國相望，雞犬之聲相聞，民至 老死不相往來。</text:p>
      <text:p text:style-name="P4"/>
      <text:p text:style-name="P3">Chapter 81</text:p>
      <text:p text:style-name="P3">第八十一章</text:p>
      <text:p text:style-name="P3">1 信言不美，美言不信。</text:p>
      <text:p text:style-name="P3"><text:soft-page-break/>2 善者不辯，辯者不善。</text:p>
      <text:p text:style-name="P3">3 知者不博，博者不知。</text:p>
      <text:p text:style-name="P3">4 聖人不積，既以為人己愈有，既以與人己愈多。</text:p>
      <text:p text:style-name="P3">5 天之道，利而不害。聖人之道，為而不爭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新宋体" svg:font-family="新宋体" style:font-family-generic="modern"/>
    <style:font-face style:name="TimesNewRomanPSMT" svg:font-family="TimesNewRomanPSMT" style:font-family-generic="roman"/>
    <style:font-face style:name="arial" svg:font-family="arial, sans-serif" style:font-family-generic="swiss"/>
    <style:font-face style:name="OpenSymbol" svg:font-family="OpenSymbol, 'Arial Unicode MS'" style:font-family-generic="system"/>
    <style:font-face style:name="cnMingliu" svg:font-family="cnMingliu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Mangal" svg:font-family="Mangal" style:font-family-generic="roman" style:font-pitch="variable"/>
    <style:font-face style:name="Palatino" svg:font-family="Palatino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in" fo:margin-bottom="0.0598in" fo:text-align="justify" style:justify-single-word="false" fo:hyphenation-ladder-count="no-limit"/>
      <style:text-properties fo:font-size="9pt" style:font-name-asian="MingLiU" style:font-size-asian="13pt" style:font-name-complex="Tahoma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3in" fo:margin-bottom="0.5in" fo:text-align="center" style:justify-single-word="false" fo:hyphenation-ladder-count="no-limit"/>
      <style:text-properties style:font-name="Palatino Linotype" fo:font-size="16pt" fo:font-weight="bold" style:font-size-asian="22pt" style:font-weight-asian="bold" style:font-name-complex="Palatino Linotype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4pt" fo:font-style="italic" fo:font-weight="bold" style:font-size-asian="16pt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2pt"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in" fo:margin-right="0in" fo:margin-top="0in" fo:margin-bottom="0.0598in" fo:hyphenation-ladder-count="no-limit" fo:text-indent="0.1965in" style:auto-text-indent="false"/>
      <style:text-properties fo:hyphenate="false" fo:hyphenation-remain-char-count="0" fo:hyphenation-push-char-count="0"/>
    </style:style>
    <style:style style:name="Hanging_20_indent" style:display-name="Hanging indent" style:family="paragraph" style:parent-style-name="Text_20_body" style:class="text">
      <style:paragraph-properties fo:margin-left="0.3937in" fo:margin-right="0in" fo:hyphenation-ladder-count="no-limit" fo:text-indent="-0.1965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List_20_Indent" style:display-name="List Indent" style:family="paragraph" style:parent-style-name="Text_20_body" style:class="text">
      <style:paragraph-properties fo:margin-left="1.9689in" fo:margin-right="0in" fo:hyphenation-ladder-count="no-limit" fo:text-indent="-1.7717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Default_20_with_20_line_20_indent" style:display-name="Default with line indent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xample" style:family="text">
      <style:text-properties style:font-name="Courier New" style:font-name-asian="新宋体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Palatino" fo:font-size="8pt" fo:font-weight="bold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4.2402in" fo:page-height="6.8598in" style:num-format="1" style:print-orientation="portrait" fo:margin-top="0.5in" fo:margin-bottom="0.5598in" fo:margin-left="0.75in" fo:margin-right="0.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1"><text:title>Traveling the Tao Way</text:title></text:span></text:span><text:span text:style-name="Default_20_Paragraph_20_Font"><text:span text:style-name="MT1"> / </text:span></text:span><text:span text:style-name="Default_20_Paragraph_20_Font"><text:span text:style-name="MT1"><text:page-number text:select-page="current">29</text:page-number></text:span></text:span></text:p>
      </style:header>
      <style:header-left>
        <text:p text:style-name="MP2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2"><text:page-number text:select-page="current">28</text:page-number></text:span></text:span></text:span></text:span></text:span></text:span></text:span></text:span></text:span></text:span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2"> / Stacy David</text:span></text:span></text:span></text:span></text:span></text:span></text:span></text:span></text:span>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>Traveling the Tao Way</dc:title>
    <meta:initial-creator>Stacy David Thurston</meta:initial-creator>
    <meta:creation-date>2008-06-07T01:13:00Z</meta:creation-date>
    <dc:date>2019-04-06T12:48:14</dc:date>
    <meta:print-date>2009-01-12T14:38:00Z</meta:print-date>
    <meta:editing-cycles>1009</meta:editing-cycles>
    <meta:editing-duration>PT11H51M19S</meta:editing-duration>
    <dc:creator>Stacy David</dc:creator>
    <meta:document-statistic meta:table-count="0" meta:image-count="0" meta:object-count="0" meta:page-count="28" meta:paragraph-count="508" meta:word-count="7321" meta:character-count="8411"/>
    <meta:user-defined meta:name="Info 1"/>
    <meta:user-defined meta:name="Info 2"/>
    <meta:user-defined meta:name="Info 3"/>
    <meta:user-defined meta:name="Info 4"/>
    <meta:template xlink:type="simple" xlink:actuate="onRequest" xlink:title="" xlink:href="../TravelingTao.odt/Normal.dotm"/>
  </office:meta>
</office:document-meta>
</file>